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orphans="2" fo:widows="2"/>
      <style:text-properties officeooo:paragraph-rsid="0019c086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variant="normal" fo:text-transform="none" style:text-line-through-style="none" style:text-line-through-type="none" style:font-name="Chilanka" fo:letter-spacing="normal" fo:font-style="normal" style:text-underline-style="none" fo:font-weight="bold" style:text-blinking="false" style:font-style-asian="normal" style:font-weight-asian="bold"/>
    </style:style>
    <style:style style:name="P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HTML_20_Preformatted">
      <style:paragraph-properties fo:margin-top="0cm" fo:margin-bottom="0cm" loext:contextual-spacing="true" fo:line-height="100%"/>
      <style:text-properties fo:color="#111111" fo:font-size="11pt" fo:font-weight="bold" style:font-size-asian="11pt" style:font-weight-asian="bold" style:font-size-complex="11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officeooo:paragraph-rsid="00164590"/>
    </style:style>
    <style:style style:name="P8" style:family="paragraph" style:parent-style-name="Preformatted_20_Text">
      <style:paragraph-properties fo:margin-top="0cm" fo:margin-bottom="0.66cm" loext:contextual-spacing="true" fo:line-height="100%" fo:orphans="2" fo:widows="2"/>
      <style:text-properties fo:font-variant="normal" fo:text-transform="none" fo:color="#000000" style:font-name="Chilanka" fo:font-size="11pt" fo:letter-spacing="normal" fo:font-style="normal" fo:font-weight="normal" style:font-size-asian="11pt" style:font-style-asian="normal" style:font-weight-asian="normal" style:font-size-complex="11pt"/>
    </style:style>
    <style:style style:name="P9" style:family="paragraph" style:parent-style-name="Preformatted_20_Text">
      <style:paragraph-properties fo:margin-top="0cm" fo:margin-bottom="0cm" loext:contextual-spacing="true" fo:line-height="100%"/>
      <style:text-properties fo:font-variant="normal" fo:text-transform="none" fo:color="#111111" style:font-name="Chilanka" fo:font-size="11pt" fo:letter-spacing="normal" fo:font-style="normal" fo:font-weight="bold" style:font-size-asian="11pt" style:font-style-asian="normal" style:font-weight-asian="bold" style:font-size-complex="11pt"/>
    </style:style>
    <style:style style:name="P10" style:family="paragraph" style:parent-style-name="Preformatted_20_Text">
      <style:paragraph-properties fo:margin-top="0cm" fo:margin-bottom="0cm" loext:contextual-spacing="true" fo:line-height="100%" fo:orphans="2" fo:widows="2"/>
    </style:style>
    <style:style style:name="P11" style:family="paragraph" style:parent-style-name="Preformatted_20_Text">
      <style:paragraph-properties fo:margin-top="0cm" fo:margin-bottom="0cm" loext:contextual-spacing="false" fo:line-height="100%" fo:orphans="2" fo:widows="2"/>
      <style:text-properties fo:color="#000000" style:font-name="Chilanka" fo:font-size="11pt" style:font-size-asian="11pt" style:font-size-complex="11pt"/>
    </style:style>
    <style:style style:name="P12" style:family="paragraph" style:parent-style-name="Preformatted_20_Text">
      <style:paragraph-properties fo:margin-top="0cm" fo:margin-bottom="0cm" loext:contextual-spacing="false" fo:line-height="100%" fo:orphans="2" fo:widows="2"/>
    </style:style>
    <style:style style:name="P13" style:family="paragraph" style:parent-style-name="Preformatted_20_Text">
      <style:paragraph-properties fo:margin-top="0cm" fo:margin-bottom="0cm" loext:contextual-spacing="false" fo:line-height="100%" fo:orphans="2" fo:widows="2"/>
      <style:text-properties officeooo:paragraph-rsid="0019c086"/>
    </style:style>
    <style:style style:name="P14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Chilanka" fo:font-size="11pt" fo:letter-spacing="normal" fo:font-style="normal" fo:font-weight="normal" style:font-size-asian="11pt" style:font-style-asian="normal" style:font-weight-asian="normal" style:font-size-complex="11pt"/>
    </style:style>
    <style:style style:name="P15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letter-spacing="normal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000000"/>
      <style:text-properties style:font-name="Chilanka" fo:font-size="24pt"/>
    </style:style>
    <style:style style:name="P18" style:family="paragraph">
      <style:text-properties style:font-name="Chilanka" fo:font-size="24pt"/>
    </style:style>
    <style:style style:name="T1" style:family="text">
      <style:text-properties fo:color="#000000" style:font-name="Courier New" fo:font-size="14pt" fo:font-style="italic" style:text-underline-style="solid" style:text-underline-width="auto" style:text-underline-color="font-color" fo:font-weight="bold" style:font-name-asian="Times New Roman" style:font-size-asian="14pt" style:language-asian="pt" style:country-asian="BR" style:font-style-asian="italic" style:font-weight-asian="bold" style:font-name-complex="Courier New1"/>
    </style:style>
    <style:style style:name="T2" style:family="text">
      <style:text-properties fo:font-variant="normal" fo:text-transform="none" fo:color="#000000" style:font-name="Chilanka" fo:font-size="11pt" fo:letter-spacing="normal" fo:font-style="normal" fo:font-weight="bold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hilanka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4" style:family="text">
      <style:text-properties fo:font-variant="normal" fo:text-transform="none" fo:color="#000000" style:font-name="Chilanka" fo:font-size="11pt" fo:letter-spacing="normal" fo:font-style="normal" fo:font-weight="bold" officeooo:rsid="0019c086" style:font-size-asian="11pt" style:font-style-asian="normal" style:font-weight-asian="bold" style:font-size-complex="11pt"/>
    </style:style>
    <style:style style:name="T5" style:family="text">
      <style:text-properties fo:font-variant="normal" fo:text-transform="none" fo:color="#000000" style:font-name="Chilanka" fo:font-size="11pt" fo:letter-spacing="normal" fo:font-style="normal" fo:font-weight="normal" style:font-size-asian="11pt" style:font-style-asian="normal" style:font-weight-asian="normal" style:font-size-complex="11pt"/>
    </style:style>
    <style:style style:name="T6" style:family="text">
      <style:text-properties fo:font-variant="normal" fo:text-transform="none" fo:color="#000000" style:font-name="Chilanka" fo:font-size="11pt" fo:letter-spacing="normal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Chilanka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style:style style:name="T8" style:family="text">
      <style:text-properties style:font-name="Chilanka" fo:font-size="24pt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fill="none" draw:textarea-vertical-align="top" draw:auto-grow-height="false" fo:min-height="4.39cm" fo:min-width="6.27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111111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111111" draw:fill="none" draw:textarea-vertical-align="top" draw:auto-grow-height="false" fo:min-height="3.722cm" fo:min-width="0.6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79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0" draw:name="Figura1" draw:style-name="gr1" draw:text-style-name="P16" svg:width="1.514cm" svg:height="1.419cm" svg:x="17.764cm" svg:y="-0.277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" draw:style-name="gr6" draw:text-style-name="P17" svg:width="0.899cm" svg:height="0.851cm" svg:x="18.039cm" svg:y="0.083cm"><text:p><text:span text:style-name="T8">83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">Muda minha vida</text:span></text:p>
      <text:p text:style-name="P3"/>
      <text:p text:style-name="P6"/>
      <text:p text:style-name="P1"><text:bookmark text:name="cifra_tom"/><text:span text:style-name="T2">Tom: </text:span><text:a xlink:type="simple" xlink:href="https://www.cifraclub.com.br/alex-alex/muda-minha-vida/" text:style-name="ListLabel_20_1" text:visited-style-name="ListLabel_20_1"><text:span text:style-name="Internet_20_link"><text:span text:style-name="T7">C</text:span></text:span></text:a></text:p>
      <text:p text:style-name="P4"><text:bookmark text:name="cifra_afi"/><text:bookmark text:name="cifra_capo"/></text:p>
      <text:p text:style-name="P7"><text:span text:style-name="T3">Intro</text:span><text:span text:style-name="T5">: <text:s/></text:span><text:span text:style-name="T2">C4</text:span><text:span text:style-name="T5"> <text:s text:c="3"/></text:span><text:span text:style-name="T2">C</text:span><text:span text:style-name="T5"> <text:s text:c="4"/></text:span><text:span text:style-name="T2">C4</text:span><text:span text:style-name="T5"> <text:s text:c="3"/></text:span><text:span text:style-name="T2">C <text:s text:c="4"/></text:span><text:span text:style-name="T5"><text:s/></text:span><text:span text:style-name="T2">Am</text:span><text:span text:style-name="T4">7</text:span><text:span text:style-name="T5"> <text:s text:c="3"/></text:span><text:span text:style-name="T2">F9</text:span><text:span text:style-name="T5"> </text:span></text:p>
      <text:p text:style-name="P7"><text:span text:style-name="T5"><text:s text:c="11"/></text:span><text:span text:style-name="T2">C4</text:span><text:span text:style-name="T5"> <text:s text:c="3"/></text:span><text:span text:style-name="T2">C</text:span><text:span text:style-name="T5"> <text:s text:c="3"/></text:span><text:span text:style-name="T2">C/E</text:span><text:span text:style-name="T5"> <text:s text:c="3"/></text:span><text:span text:style-name="T2">F</text:span></text:p>
      <text:p text:style-name="P11"><text:tab/></text:p>
      <text:p text:style-name="P12"><text:span text:style-name="T6"><text:s text:c="3"/></text:span><text:span text:style-name="T2">C4</text:span><text:span text:style-name="T5"> <text:s text:c="4"/></text:span><text:span text:style-name="T2">C</text:span><text:span text:style-name="T5"> <text:s/><text:tab/></text:span><text:span text:style-name="T2">C4</text:span><text:span text:style-name="T5"> <text:s text:c="3"/></text:span><text:span text:style-name="T2">C</text:span></text:p>
      <text:p text:style-name="P12"><text:span text:style-name="T5">Estou aqui na tua casa</text:span></text:p>
      <text:p text:style-name="P12"><text:span text:style-name="T6"><text:s text:c="3"/></text:span><text:span text:style-name="T2">C/E</text:span><text:span text:style-name="T5"> <text:s text:c="5"/><text:tab/> <text:s text:c="7"/></text:span><text:span text:style-name="T2">F9</text:span></text:p>
      <text:p text:style-name="P12"><text:span text:style-name="T5">Preciso ouvir tua voz</text:span></text:p>
      <text:p text:style-name="P12"><text:span text:style-name="T6"><text:s/></text:span><text:span text:style-name="T2">C4</text:span><text:span text:style-name="T5"> <text:s text:c="2"/><text:tab/> <text:s text:c="5"/></text:span><text:span text:style-name="T2">C</text:span><text:span text:style-name="T5"> <text:s text:c="9"/></text:span><text:span text:style-name="T2">C4</text:span><text:span text:style-name="T5"> <text:s text:c="6"/></text:span><text:span text:style-name="T2">C</text:span></text:p>
      <text:p text:style-name="P12"><text:span text:style-name="T5">Aos seus pés me lanço agora</text:span></text:p>
      <text:p text:style-name="P12"><text:span text:style-name="T6"><text:s text:c="3"/></text:span><text:span text:style-name="T2">C/E</text:span><text:span text:style-name="T5"> <text:s text:c="3"/><text:tab/><text:tab/> <text:s text:c="3"/></text:span><text:span text:style-name="T2">F9</text:span></text:p>
      <text:p text:style-name="P12"><text:span text:style-name="T5">Eu sei que tu podes curar</text:span></text:p>
      <text:p text:style-name="P14"/>
      <text:p text:style-name="P12"><text:span text:style-name="T6"><text:s text:c="17"/></text:span><text:span text:style-name="T2">Am7</text:span><text:span text:style-name="T5"> <text:s text:c="41"/></text:span><text:span text:style-name="T2">Em</text:span></text:p>
      <text:p text:style-name="P12"><draw:line text:anchor-type="paragraph" draw:z-index="3" draw:name="Forma2" draw:style-name="gr4" draw:text-style-name="P16" svg:x1="-0.366cm" svg:y1="7.918cm" svg:x2="-0.363cm" svg:y2="0.123cm"><text:p/></draw:line><text:span text:style-name="T5">Eu trago a cicatriz de alguém que tanto errou</text:span></text:p>
      <text:p text:style-name="P12"><text:span text:style-name="T6"><text:s text:c="13"/></text:span><text:span text:style-name="T2">F</text:span><text:span text:style-name="T5"> <text:s text:c="9"/><text:tab/> <text:s text:c="7"/></text:span><text:span text:style-name="T2">G4</text:span><text:span text:style-name="T5"> <text:s text:c="9"/></text:span><text:span text:style-name="T2">G</text:span></text:p>
      <text:p text:style-name="P12"><text:span text:style-name="T5">Mas tentou acertar, eu tentei acertar</text:span></text:p>
      <text:p text:style-name="P12"><text:span text:style-name="T6"><text:s text:c="15"/></text:span><text:span text:style-name="T2">Am7</text:span><text:span text:style-name="T5"> <text:s text:c="15"/><text:tab/> <text:s text:c="2"/></text:span><text:span text:style-name="T2">Em</text:span></text:p>
      <text:p text:style-name="P12"><text:span text:style-name="T5">Sei que hoje é meu dia, então decidi</text:span></text:p>
      <text:p text:style-name="P12"><text:span text:style-name="T6"><text:s text:c="12"/></text:span><text:span text:style-name="T2">F</text:span><text:span text:style-name="T5"> <text:s text:c="11"/><text:tab/><text:tab/> <text:s text:c="2"/></text:span><text:span text:style-name="T2">G4</text:span></text:p>
      <text:p text:style-name="P12"><text:span text:style-name="T5">Que eu não vou mais chorar, ah</text:span></text:p>
      <text:p text:style-name="P11"><text:bookmark text:name="__DdeLink__276_1917728228"/></text:p>
      <text:p text:style-name="P15"><draw:custom-shape text:anchor-type="paragraph" draw:z-index="2" draw:name="Forma1" draw:style-name="gr3" draw:text-style-name="P16" svg:width="6.779cm" svg:height="4.64cm" svg:x="-0.164cm" svg:y="0.261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<text:span text:style-name="T6"><text:s text:c="7"/></text:span><text:span text:style-name="T2"><text:s text:c="10"/></text:span><text:span text:style-name="T5"><text:s text:c="3"/></text:span><text:span text:style-name="T2">C</text:span><text:span text:style-name="T4">9</text:span></text:p>
      <text:p text:style-name="P12"><text:span text:style-name="T5">Muda minha vida</text:span></text:p>
      <text:p text:style-name="P12"><text:span text:style-name="T6"><text:s text:c="12"/></text:span><text:span text:style-name="T2">G</text:span></text:p>
      <text:p text:style-name="P12"><text:span text:style-name="T5">Muda minha sorte</text:span></text:p>
      <text:p text:style-name="P12"><text:span text:style-name="T6"><text:s text:c="10"/><text:tab/><text:tab/> <text:s text:c="4"/></text:span><text:span text:style-name="T2">Dm</text:span><text:span text:style-name="T5"> <text:s text:c="19"/></text:span><text:span text:style-name="T2">Am7</text:span></text:p>
      <text:p text:style-name="P12"><text:span text:style-name="T5">Preciso de uma chance, do teu favor</text:span></text:p>
      <text:p text:style-name="P12"><text:span text:style-name="T6"><text:s text:c="3"/></text:span><text:span text:style-name="T2">G/B</text:span><text:span text:style-name="T5"> <text:s text:c="12"/></text:span><text:span text:style-name="T2">C9</text:span><text:span text:style-name="T5"> <text:s text:c="7"/><text:tab/> <text:s text:c="6"/></text:span><text:span text:style-name="T2">G</text:span></text:p>
      <text:p text:style-name="P12"><text:span text:style-name="T5">Tu tens o remédio pra minha alma</text:span></text:p>
      <text:p text:style-name="P12"><text:span text:style-name="T6"><text:s text:c="10"/><text:tab/><text:tab/> <text:s text:c="3"/></text:span><text:span text:style-name="T2">Dm</text:span><text:span text:style-name="T5"> <text:s text:c="4"/></text:span><text:span text:style-name="T2">G4</text:span><text:span text:style-name="T5"> <text:s text:c="7"/></text:span><text:span text:style-name="T2">C</text:span><text:span text:style-name="T4">9</text:span></text:p>
      <text:p text:style-name="P12"><text:span text:style-name="T5">Preciso de um milagre hoje, Senhor!</text:span></text:p>
      <text:p text:style-name="P14"><text:bookmark text:name="__DdeLink__276_19177282281"/></text:p>
      <text:p text:style-name="P14"><draw:custom-shape text:anchor-type="paragraph" draw:z-index="5" draw:name="Forma4" draw:style-name="gr5" draw:text-style-name="P16" svg:width="1.14cm" svg:height="3.971cm" svg:x="5.823cm" svg:y="0.333cm"><text:p/><draw:enhanced-geometry draw:mirror-horizontal="false" draw:mirror-vertical="false" drawooo:sub-view-size="647 2252" draw:text-areas="0 0 ?f0 ?f1" svg:viewBox="0 0 0 0" draw:type="ooxml-non-primitive" draw:enhanced-path="M 0 0 C 161 0 323 93 323 187 L 323 937 C 323 1031 484 1125 646 1125 484 1125 323 1219 323 1313 L 323 2063 C 323 2157 161 2251 0 2251 N"><draw:equation draw:name="f0" draw:formula="logwidth"/><draw:equation draw:name="f1" draw:formula="logheight"/></draw:enhanced-geometry></draw:custom-shape></text:p>
      <text:p text:style-name="P11"/>
      <text:p text:style-name="P12"><text:span text:style-name="T2">Am7</text:span><text:span text:style-name="T5"> <text:s text:c="5"/><text:tab/> <text:s text:c="3"/></text:span><text:span text:style-name="T2">F9</text:span></text:p>
      <text:p text:style-name="P12"><text:span text:style-name="T6"><text:s/></text:span><text:span text:style-name="T5">Não vou sair daqui</text:span></text:p>
      <text:p text:style-name="P12"><draw:custom-shape text:anchor-type="char" draw:z-index="7" draw:style-name="gr7" draw:text-style-name="P17" svg:width="0.899cm" svg:height="0.819cm" svg:x="7.138cm" svg:y="0.157cm"><text:p text:style-name="P18">2x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6"><text:s text:c="17"/><text:tab/> <text:s text:c="11"/></text:span><text:span text:style-name="T2">G4</text:span></text:p>
      <text:p text:style-name="P12"><text:span text:style-name="T6"><text:s/></text:span><text:span text:style-name="T5">Enquanto não me abençoar</text:span></text:p>
      <text:p text:style-name="P12"><text:span text:style-name="T6"><text:s text:c="14"/><text:tab/><text:tab/> <text:s/></text:span><text:span text:style-name="T2">Am7</text:span></text:p>
      <text:p text:style-name="P12"><text:span text:style-name="T6"><text:s/></text:span><text:span text:style-name="T5">Meu Deus, Deus meu</text:span></text:p>
      <text:p text:style-name="P12"><text:span text:style-name="T6"><text:s text:c="11"/><text:tab/><text:tab/> <text:s text:c="2"/></text:span><text:span text:style-name="T2">F</text:span><text:span text:style-name="T5"> <text:s text:c="18"/></text:span><text:span text:style-name="T2">G4</text:span><text:span text:style-name="T5"> <text:s text:c="9"/></text:span></text:p>
      <text:p text:style-name="P12"><text:span text:style-name="T6"><text:s/></text:span><text:span text:style-name="T5">Eu vou te tocar custe o que custar</text:span></text:p>
      <text:p text:style-name="P11"/>
      <text:p text:style-name="P15"><draw:custom-shape text:anchor-type="paragraph" draw:z-index="4" draw:name="Forma1" draw:style-name="gr3" draw:text-style-name="P16" svg:width="6.779cm" svg:height="4.64cm" svg:x="-0.164cm" svg:y="0.13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pan text:style-name="T6"><text:s text:c="6"/></text:span><text:span text:style-name="T2"><text:s text:c="10"/></text:span><text:span text:style-name="T5"><text:s text:c="3"/></text:span><text:span text:style-name="T2">C</text:span><text:span text:style-name="T4">9</text:span></text:p>
      <text:p text:style-name="P13"><text:span text:style-name="T5">Muda minha vida</text:span></text:p>
      <text:p text:style-name="P13"><text:span text:style-name="T6"><text:s text:c="12"/></text:span><text:span text:style-name="T2">G</text:span></text:p>
      <text:p text:style-name="P13"><text:span text:style-name="T5">Muda minha sorte</text:span></text:p>
      <text:p text:style-name="P13"><draw:custom-shape text:anchor-type="char" draw:z-index="8" draw:style-name="gr7" draw:text-style-name="P17" svg:width="0.899cm" svg:height="0.819cm" svg:x="6.98cm" svg:y="0.009cm"><text:p text:style-name="P18">3x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6"><text:s text:c="10"/><text:tab/><text:tab/> <text:s text:c="4"/></text:span><text:span text:style-name="T2">Dm</text:span><text:span text:style-name="T5"> <text:s text:c="19"/></text:span><text:span text:style-name="T2">Am7</text:span></text:p>
      <text:p text:style-name="P13"><text:span text:style-name="T5">Preciso de uma chance, do teu favor</text:span></text:p>
      <text:p text:style-name="P13"><text:span text:style-name="T6"><text:s text:c="3"/></text:span><text:span text:style-name="T2">G/B</text:span><text:span text:style-name="T5"> <text:s text:c="12"/></text:span><text:span text:style-name="T2">C9</text:span><text:span text:style-name="T5"> <text:s text:c="7"/><text:tab/> <text:s text:c="6"/></text:span><text:span text:style-name="T2">G</text:span></text:p>
      <text:p text:style-name="P13"><text:span text:style-name="T5">Tu tens o remédio pra minha alma</text:span></text:p>
      <text:p text:style-name="P13"><text:span text:style-name="T6"><text:s text:c="10"/><text:tab/><text:tab/> <text:s text:c="3"/></text:span><text:span text:style-name="T2">Dm</text:span><text:span text:style-name="T5"> <text:s text:c="4"/></text:span><text:span text:style-name="T2">G4</text:span><text:span text:style-name="T5"> <text:s text:c="7"/></text:span><text:span text:style-name="T2">C</text:span><text:span text:style-name="T4">9</text:span></text:p>
      <text:p text:style-name="P13"><text:span text:style-name="T5">Preciso de um milagre hoje, Senhor!</text:span></text:p>
      <text:p text:style-name="P8"/>
      <text:p text:style-name="P9"><draw:line text:anchor-type="paragraph" draw:z-index="1" draw:name="Forma3" draw:style-name="gr2" draw:text-style-name="P16" svg:x1="19.96cm" svg:y1="-33.362cm" svg:x2="19.964cm" svg:y2="9.589cm"><text:p/></draw:lin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19-01-22T17:22:29.926620296</dc:date>
    <meta:editing-cycles>51</meta:editing-cycles>
    <meta:editing-duration>P1DT6H4M45S</meta:editing-duration>
    <meta:generator>LibreOffice/6.0.7.3$Linux_X86_64 LibreOffice_project/00m0$Build-3</meta:generator>
    <meta:document-statistic meta:table-count="0" meta:image-count="0" meta:object-count="0" meta:page-count="1" meta:paragraph-count="49" meta:word-count="186" meta:character-count="1396" meta:non-whitespace-character-count="6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